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#ffff66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6"/>
    <style:style style:name="ce7" style:family="table-cell" style:parent-style-name="Default" style:data-style-name="N106">
      <style:table-cell-properties fo:background-color="#99ccff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fo:border="0.06pt solid #000000"/>
    </style:style>
    <style:style style:name="ce10" style:family="table-cell" style:parent-style-name="Default" style:data-style-name="N106">
      <style:table-cell-properties fo:background-color="#ffff66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Matériel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able du DO</text:p>
          </table:table-cell>
          <table:table-cell table:style-name="ce7"/>
          <table:table-cell table:style-name="ce1" table:number-columns-repeated="3"/>
          <table:table-cell table:style-name="ce12"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style-name="ce13" table:number-columns-repeated="1019"/>
        </table:table-row>
        <table:table-row table:style-name="ro1">
          <table:table-cell table:style-name="ce3" office:value-type="string" calcext:value-type="string">
            <text:p>Mini Vidéoprojection</text:p>
          </table:table-cell>
          <table:table-cell table:style-name="ce9" office:value-type="currency" office:currency="EUR" office:value="99.9" calcext:value-type="currency">
            <text:p>99,90 €</text:p>
          </table:table-cell>
          <table:table-cell table:style-name="ce3" office:value-type="string" calcext:value-type="string">
            <text:p>obli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200 lumens (480x32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alise rangement</text:p>
          </table:table-cell>
          <table:table-cell table:style-name="ce9" office:value-type="currency" office:currency="EUR" office:value="79.9" calcext:value-type="currency">
            <text:p>79,90 €</text:p>
          </table:table-cell>
          <table:table-cell table:style-name="ce3" office:value-type="string" calcext:value-type="string">
            <text:p>obli</text:p>
          </table:table-cell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32litr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rdinateur portable</text:p>
          </table:table-cell>
          <table:table-cell table:style-name="ce9" office:value-type="currency" office:currency="EUR" office:value="99.9" calcext:value-type="currency">
            <text:p>99,90 €</text:p>
          </table:table-cell>
          <table:table-cell table:style-name="ce3" office:value-type="string" calcext:value-type="string">
            <text:p>obli</text:p>
          </table:table-cell>
          <table:table-cell table:style-name="ce3" office:value-type="string" calcext:value-type="string">
            <text:p>résultats</text:p>
          </table:table-cell>
          <table:table-cell table:style-name="ce3" office:value-type="string" calcext:value-type="string">
            <text:p>10.1'', Wifi, 512Mo2x1g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cran de projection</text:p>
          </table:table-cell>
          <table:table-cell table:style-name="ce9" office:value-type="currency" office:currency="EUR" office:value="99.9" calcext:value-type="currency">
            <text:p>99,90 €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90'' (229cm diag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épétiteur Wifi</text:p>
          </table:table-cell>
          <table:table-cell table:style-name="ce9" office:value-type="currency" office:currency="EUR" office:value="29.9" calcext:value-type="currency">
            <text:p>29,90 €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se branche sur prise electriqu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no multimédia portable</text:p>
          </table:table-cell>
          <table:table-cell table:style-name="ce9" office:value-type="currency" office:currency="EUR" office:value="199.9" calcext:value-type="currency">
            <text:p>199,90 €</text:p>
          </table:table-cell>
          <table:table-cell table:style-name="ce3" office:value-type="string" calcext:value-type="string">
            <text:p>obli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250W, blutooth,6h d'autonomie + 2 micros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9" table:formula="of:=SUM([.B5:.B12])" office:value-type="currency" office:currency="EUR" office:value="609.4" calcext:value-type="currency">
            <text:p>609,40 €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Aire (pour chaque)</text:p>
          </table:table-cell>
          <table:table-cell table:style-name="ce10"/>
          <table:table-cell table:style-name="ce11" table:number-columns-repeated="3"/>
          <table:table-cell table:style-name="ce14"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style-name="ce13" table:number-columns-repeated="1019"/>
        </table:table-row>
        <table:table-row table:style-name="ro1">
          <table:table-cell table:style-name="ce3" office:value-type="string" calcext:value-type="string">
            <text:p>Compteur à main</text:p>
          </table:table-cell>
          <table:table-cell table:style-name="ce9" table:formula="of:=8*4.99" office:value-type="currency" office:currency="EUR" office:value="39.92" calcext:value-type="currency">
            <text:p>39,92 €</text:p>
          </table:table-cell>
          <table:table-cell table:style-name="ce3" office:value-type="string" calcext:value-type="string">
            <text:p>obli</text:p>
          </table:table-cell>
          <table:table-cell table:style-name="ce3" office:value-type="string" calcext:value-type="string">
            <text:p>résultats</text:p>
          </table:table-cell>
          <table:table-cell table:style-name="ce3" office:value-type="string" calcext:value-type="string">
            <text:p>en backup du réseau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méra sport wifi</text:p>
          </table:table-cell>
          <table:table-cell table:style-name="ce9" office:value-type="currency" office:currency="EUR" office:value="99.9" calcext:value-type="currency">
            <text:p>99,90 €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120°, 1920x1080, 5Mpx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épied 150cm</text:p>
          </table:table-cell>
          <table:table-cell table:style-name="ce9" office:value-type="currency" office:currency="EUR" office:value="24.9" calcext:value-type="currency">
            <text:p>24,90 €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communication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Casque/micro Arbitre BT</text:p>
          </table:table-cell>
          <table:table-cell table:style-name="ce9" office:value-type="currency" office:currency="EUR" office:value="24.9" calcext:value-type="currency">
            <text:p>24,90 €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résultats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Tablette 7'' wifi android</text:p>
          </table:table-cell>
          <table:table-cell table:style-name="ce9" table:formula="of:=3*39" office:value-type="currency" office:currency="EUR" office:value="117" calcext:value-type="currency">
            <text:p>117,00 €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résultats</text:p>
          </table:table-cell>
          <table:table-cell table:style-name="ce3" office:value-type="string" calcext:value-type="string">
            <text:p>Tablette Android LOGICOM S732 4Go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 table:formula="of:=SUM([.B17:.B24])" office:value-type="currency" office:currency="EUR" office:value="306.62" calcext:value-type="currency">
            <text:p>306,62 €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5:Feuille1.AMJ10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Falconnet</meta:initial-creator>
    <meta:creation-date>2015-03-28T10:39:33.985982789</meta:creation-date>
    <dc:date>2015-03-29T11:04:16.182767214</dc:date>
    <dc:creator>Julien Falconnet</dc:creator>
    <meta:editing-duration>PT22H41M56S</meta:editing-duration>
    <meta:editing-cycles>3</meta:editing-cycles>
    <meta:generator>LibreOffice/4.3.3.2$Linux_X86_64 LibreOffice_project/430m0$Build-2</meta:generator>
    <meta:document-statistic meta:table-count="1" meta:cell-count="58" meta:object-count="0"/>
  </office:meta>
</office:document-meta>
</file>